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9.77cm" fo:min-width="12.06cm" fo:padding-top="0.195cm" fo:padding-bottom="0.195cm" fo:padding-left="0.32cm" fo:padding-right="0.32cm"/>
    </style:style>
    <style:style style:name="gr2" style:family="graphic" style:parent-style-name="TTT_20_Annotation">
      <style:graphic-properties style:protect="size"/>
    </style:style>
    <style:style style:name="gr3" style:family="graphic" style:parent-style-name="TTT_20_Title_20_Text">
      <style:graphic-properties fo:min-height="0.788cm"/>
    </style:style>
    <style:style style:name="gr4" style:family="graphic" style:parent-style-name="TTT_20_Button">
      <style:graphic-properties fo:min-height="0.478cm" fo:min-width="4.546cm"/>
    </style:style>
    <style:style style:name="gr5" style:family="graphic" style:parent-style-name="TTT_20_Annotation">
      <style:graphic-properties fo:min-height="0.262cm" fo:min-width="0.012cm" style:protect="siz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layer="layout" svg:width="0.762cm" svg:height="0.762cm" svg:x="3.302cm" svg:y="0.127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715cm" svg:height="1.038cm" svg:x="3.493cm" svg:y="0.232cm">
          <draw:text-box>
            <text:p>FossXO</text:p>
          </draw:text-box>
        </draw:frame>
        <draw:g>
          <draw:custom-shape draw:style-name="gr4" draw:layer="layout" svg:width="5.08cm" svg:height="0.762cm" svg:x="3.81cm" svg:y="1.812cm">
            <text:p>Single-play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2.745cm">
            <text:p>Multiplay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layer="layout" svg:width="5.08cm" svg:height="0.762cm" svg:x="3.81cm" svg:y="8.944cm">
          <text:p>Exit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layer="layout" svg:width="5.08cm" svg:height="0.762cm" svg:x="3.81cm" svg:y="4.279cm">
            <text:p>Optio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5.213cm">
            <text:p>Credi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6.146cm">
            <text:p>Help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layer="layout" svg:width="0.762cm" svg:height="0.762cm" svg:x="8.963cm" svg:y="2.183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layer="layout" svg:width="0.762cm" svg:height="0.762cm" svg:x="9.017cm" svg:y="4.723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layer="layout" svg:width="0.762cm" svg:height="0.762cm" svg:x="8.99cm" svg:y="8.563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4:04:15.534638909</meta:creation-date>
    <meta:editing-duration>PT14M32S</meta:editing-duration>
    <meta:editing-cycles>8</meta:editing-cycles>
    <meta:generator>LibreOffice/6.2.8.2$Linux_X86_64 LibreOffice_project/20$Build-2</meta:generator>
    <dc:title>TTT Screen</dc:title>
    <dc:date>2020-08-07T20:11:44.546128123</dc:date>
    <meta:document-statistic meta:object-count="14"/>
    <meta:template xlink:type="simple" xlink:actuate="onRequest" xlink:title="TTT Screen" xlink:href="../../../../../../Templates/TTT%20Screen.otg" meta:date="2020-02-29T14:04:15.220375989"/>
  </office:meta>
</office:document-meta>
</file>